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left="0.0984in" fo:margin-right="0.0398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5b100" style:text-blinking="false" fo:background-color="transparent" style:font-size-asian="14pt" style:font-size-complex="14pt"/>
    </style:style>
    <style:style style:name="P2" style:family="paragraph" style:parent-style-name="Text_20_body" style:master-page-name="">
      <loext:graphic-properties draw:fill="solid" draw:fill-color="#ffffff" draw:opacity="100%"/>
      <style:paragraph-properties fo:margin-left="0.1in" fo:margin-right="-0.3799in" fo:margin-top="0in" fo:margin-bottom="0in" loext:contextual-spacing="false" fo:line-height="115%" fo:text-align="center" style:justify-single-word="false" fo:text-indent="0.5in" style:auto-text-indent="false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officeooo:paragraph-rsid="0015b100" style:text-blinking="false" fo:background-color="transparent" style:font-size-asian="12pt" style:font-size-complex="12pt"/>
    </style:style>
    <style:style style:name="P3" style:family="paragraph" style:parent-style-name="Text_20_body">
      <loext:graphic-properties draw:fill="solid" draw:fill-color="#ffffff" draw:opacity="100%"/>
      <style:paragraph-properties fo:margin-left="0.1in" fo:margin-right="-0.3799in" fo:margin-top="0in" fo:margin-bottom="0in" loext:contextual-spacing="false" fo:line-height="115%" fo:text-align="center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15b100" style:text-blinking="false" fo:background-color="transparent" style:font-size-asian="12pt" style:font-size-complex="12pt"/>
    </style:style>
    <style:style style:name="P4" style:family="paragraph" style:parent-style-name="Text_20_body">
      <loext:graphic-properties draw:fill="solid" draw:fill-color="#ffffff" draw:opacity="100%"/>
      <style:paragraph-properties fo:margin-left="0.1in" fo:margin-right="-0.3799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1874ce" style:text-blinking="false" fo:background-color="transparent" style:font-size-asian="12pt" style:font-size-complex="12pt"/>
    </style:style>
    <style:style style:name="P5" style:family="paragraph" style:parent-style-name="Text_20_body">
      <loext:graphic-properties draw:fill="solid" draw:fill-color="#ffffff" draw:opacity="100%"/>
      <style:paragraph-properties fo:margin-left="0.1in" fo:margin-right="-0.3799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1b2cc3" style:text-blinking="false" fo:background-color="transparent" style:font-size-asian="12pt" style:font-size-complex="12pt"/>
    </style:style>
    <style:style style:name="P6" style:family="paragraph" style:parent-style-name="Text_20_body">
      <loext:graphic-properties draw:fill="solid" draw:fill-color="#ffffff" draw:opacity="100%"/>
      <style:paragraph-properties fo:margin-left="0.1in" fo:margin-right="-0.3799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0d7a96" officeooo:paragraph-rsid="0015b100" style:text-blinking="false" fo:background-color="transparent" style:font-size-asian="12pt" style:font-size-complex="12pt"/>
    </style:style>
    <style:style style:name="P7" style:family="paragraph" style:parent-style-name="Text_20_body">
      <loext:graphic-properties draw:opacity="100%"/>
      <style:paragraph-properties fo:margin-left="0.1in" fo:margin-right="-0.3799in" fo:margin-top="0in" fo:margin-bottom="0in" loext:contextual-spacing="false" fo:line-height="115%" fo:text-align="center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officeooo:paragraph-rsid="001626d5" style:text-blinking="false" fo:background-color="transparent" style:font-size-asian="12pt" style:font-size-complex="12pt"/>
    </style:style>
    <style:style style:name="P8" style:family="paragraph" style:parent-style-name="Text_20_body">
      <loext:graphic-properties draw:fill="solid" draw:fill-color="#ffffff" draw:opacity="100%"/>
      <style:paragraph-properties fo:margin-left="0.1in" fo:margin-right="-0.3799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fo:color="#000000" style:font-name="Times New Roman1" fo:font-size="12pt" officeooo:paragraph-rsid="0015b100" style:font-size-asian="12pt" style:font-size-complex="12pt"/>
    </style:style>
    <style:style style:name="P9" style:family="paragraph" style:parent-style-name="Standard">
      <loext:graphic-properties draw:fill="solid" draw:fill-color="#ffffff" draw:opacity="100%"/>
      <style:paragraph-properties fo:margin-left="0.1in" fo:margin-right="-0.3799in" fo:margin-top="0in" fo:margin-bottom="0in" loext:contextual-spacing="false" fo:line-height="100%" fo:text-align="center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1626d5" style:text-blinking="false" fo:background-color="transparent" style:font-size-asian="12pt" style:font-size-complex="12pt"/>
    </style:style>
    <style:style style:name="P10" style:family="paragraph" style:parent-style-name="Text_20_body">
      <loext:graphic-properties draw:fill="solid" draw:fill-color="#ffffff" draw:opacity="100%"/>
      <style:paragraph-properties fo:margin-left="0.1in" fo:margin-right="-0.3799in" fo:margin-top="0in" fo:margin-bottom="0in" loext:contextual-spacing="false" fo:line-height="115%" fo:text-align="center" style:justify-single-word="false" fo:text-indent="0.5in" style:auto-text-indent="false" fo:break-before="page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officeooo:paragraph-rsid="0015b100" style:text-blinking="false" fo:background-color="transparent" style:font-size-asian="12pt" style:font-size-complex="12pt"/>
    </style:style>
    <style:style style:name="P11" style:family="paragraph" style:parent-style-name="Standard">
      <loext:graphic-properties draw:opacity="100%"/>
      <style:paragraph-properties fo:margin-left="0.1in" fo:margin-right="-0.3799in" fo:margin-top="0in" fo:margin-bottom="0in" loext:contextual-spacing="false" fo:line-height="115%" fo:text-align="justify" style:justify-single-word="false" fo:text-indent="0.5in" style:auto-text-indent="false"/>
      <style:text-properties officeooo:paragraph-rsid="0015b100"/>
    </style:style>
    <style:style style:name="P12" style:family="paragraph" style:parent-style-name="Text_20_body">
      <loext:graphic-properties draw:fill="solid" draw:fill-color="#ffffff" draw:opacity="100%"/>
      <style:paragraph-properties fo:margin-left="0.1in" fo:margin-right="-0.3402in" fo:margin-top="0in" fo:margin-bottom="0in" loext:contextual-spacing="false" fo:line-height="115%" fo:text-align="center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normal" officeooo:paragraph-rsid="0015b100" style:text-blinking="false" fo:background-color="transparent" style:font-size-asian="13pt" style:font-size-complex="13pt"/>
    </style:style>
    <style:style style:name="P13" style:family="paragraph" style:parent-style-name="Text_20_body">
      <loext:graphic-properties draw:fill="solid" draw:fill-color="#ffffff" draw:opacity="100%"/>
      <style:paragraph-properties fo:margin-left="0.1in" fo:margin-right="-0.3402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normal" officeooo:paragraph-rsid="0015b100" style:text-blinking="false" fo:background-color="transparent" style:font-size-asian="13pt" style:font-size-complex="13pt"/>
    </style:style>
    <style:style style:name="P14" style:family="paragraph" style:parent-style-name="Text_20_body">
      <loext:graphic-properties draw:opacity="100%"/>
      <style:paragraph-properties fo:margin-left="0.1in" fo:margin-right="-0.3402in" fo:margin-top="0in" fo:margin-bottom="0in" loext:contextual-spacing="false" fo:line-height="115%" fo:text-align="justify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bold" officeooo:paragraph-rsid="001626d5" style:text-blinking="false" fo:background-color="transparent" style:font-size-asian="13pt" style:font-size-complex="13pt"/>
    </style:style>
    <style:style style:name="P15" style:family="paragraph" style:parent-style-name="Text_20_body">
      <loext:graphic-properties draw:fill="solid" draw:fill-color="#ffffff" draw:opacity="100%"/>
      <style:paragraph-properties fo:margin-left="0.1in" fo:margin-right="-0.3402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style:font-name="Times New Roman1" fo:font-size="13pt" officeooo:paragraph-rsid="001722bc" style:font-size-asian="13pt" style:font-size-complex="13pt"/>
    </style:style>
    <style:style style:name="P16" style:family="paragraph" style:parent-style-name="Text_20_body">
      <loext:graphic-properties draw:fill="solid" draw:fill-color="#ffffff" draw:opacity="100%"/>
      <style:paragraph-properties fo:margin-left="0.1in" fo:margin-right="-0.3402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style:font-name="Times New Roman1" fo:font-size="13pt" officeooo:paragraph-rsid="001874ce" style:font-size-asian="13pt" style:font-size-complex="13pt"/>
    </style:style>
    <style:style style:name="P17" style:family="paragraph" style:parent-style-name="Text_20_body">
      <loext:graphic-properties draw:fill="solid" draw:fill-color="#ffffff" draw:opacity="100%"/>
      <style:paragraph-properties fo:margin-left="0.1in" fo:margin-right="-0.3402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style:font-name="Times New Roman1" fo:font-size="13pt" officeooo:paragraph-rsid="0015b100" style:font-size-asian="13pt" style:font-size-complex="13pt"/>
    </style:style>
    <style:style style:name="P18" style:family="paragraph" style:parent-style-name="Text_20_body">
      <loext:graphic-properties draw:fill="solid" draw:fill-color="#ffffff" draw:opacity="100%"/>
      <style:paragraph-properties fo:margin-left="0.1in" fo:margin-right="-0.3402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fo:color="#000000" style:font-name="Times New Roman1" fo:font-size="13pt" officeooo:paragraph-rsid="0015b100" style:font-size-asian="13pt" style:font-size-complex="13pt"/>
    </style:style>
    <style:style style:name="P19" style:family="paragraph" style:parent-style-name="Standard">
      <loext:graphic-properties draw:fill="solid" draw:fill-color="#ffffff" draw:opacity="100%"/>
      <style:paragraph-properties fo:margin-left="0.1in" fo:margin-right="-0.3402in" fo:margin-top="0in" fo:margin-bottom="0in" loext:contextual-spacing="false" fo:line-height="100%" fo:text-align="center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normal" officeooo:paragraph-rsid="001626d5" style:text-blinking="false" fo:background-color="transparent" style:font-size-asian="13pt" style:font-size-complex="13pt"/>
    </style:style>
    <style:style style:name="P20" style:family="paragraph" style:parent-style-name="Text_20_body" style:master-page-name="">
      <loext:graphic-properties draw:fill="solid" draw:fill-color="#ffffff" draw:opacity="100%"/>
      <style:paragraph-properties fo:margin-left="0.1in" fo:margin-right="-0.3402in" fo:margin-top="0in" fo:margin-bottom="0in" loext:contextual-spacing="false" fo:line-height="115%" fo:text-align="center" style:justify-single-word="false" fo:text-indent="0.5in" style:auto-text-indent="false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bold" officeooo:paragraph-rsid="0015b100" style:text-blinking="false" fo:background-color="transparent" style:font-size-asian="13pt" style:font-size-complex="13pt"/>
    </style:style>
    <style:style style:name="P21" style:family="paragraph" style:parent-style-name="Text_20_body" style:master-page-name="">
      <loext:graphic-properties draw:fill="solid" draw:fill-color="#ffffff" draw:opacity="100%"/>
      <style:paragraph-properties fo:margin-left="0.1in" fo:margin-right="-0.3598in" fo:margin-top="0in" fo:margin-bottom="0in" loext:contextual-spacing="false" fo:line-height="115%" fo:text-align="justify" style:justify-single-word="false" fo:text-indent="0.5in" style:auto-text-indent="false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normal" officeooo:paragraph-rsid="0015b100" style:text-blinking="false" fo:background-color="transparent" style:font-size-asian="13pt" style:font-size-complex="13pt"/>
    </style:style>
    <style:style style:name="P22" style:family="paragraph" style:parent-style-name="Text_20_body">
      <loext:graphic-properties draw:fill="solid" draw:fill-color="#ffffff" draw:opacity="100%"/>
      <style:paragraph-properties fo:margin-left="0.1in" fo:margin-right="-0.3402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3pt" style:text-underline-style="none" fo:font-weight="normal" officeooo:paragraph-rsid="0015b100" style:text-blinking="false" fo:background-color="transparent" style:font-size-asian="13pt" style:font-size-complex="13pt"/>
    </style:style>
    <style:style style:name="P23" style:family="paragraph" style:parent-style-name="Text_20_body">
      <loext:graphic-properties draw:fill="solid" draw:fill-color="#ffffff" draw:opacity="100%"/>
      <style:paragraph-properties fo:margin-left="0.1in" fo:margin-right="-0.3799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officeooo:paragraph-rsid="0015b100"/>
    </style:style>
    <style:style style:name="P24" style:family="paragraph" style:parent-style-name="Text_20_body">
      <loext:graphic-properties draw:fill="solid" draw:fill-color="#ffffff" draw:opacity="100%"/>
      <style:paragraph-properties fo:margin-left="0.1in" fo:margin-right="-0.3799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1e08df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uk" fo:country="UA" fo:font-style="normal" style:text-underline-style="none" fo:font-weight="normal" style:text-blinking="false" style:font-size-asian="12pt" style:font-style-asian="normal" style:font-weight-asian="normal" style:font-name-complex="Times New Roman2" style:font-size-complex="12pt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ize="12pt" fo:language="uk" fo:country="UA" fo:font-style="normal" style:text-underline-style="none" fo:font-weight="normal" style:text-blinking="false" fo:background-color="transparent" loext:char-shading-value="0" style:font-size-asian="12pt" style:font-size-complex="12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1" fo:font-size="12pt" fo:language="uk" fo:country="UA" fo:font-style="normal" style:text-underline-style="none" fo:font-weight="normal" officeooo:rsid="000bea05" style:text-blinking="false" fo:background-color="transparent" loext:char-shading-value="0" style:font-size-asian="12pt" style:font-size-complex="12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0d7a96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0bf458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1626d5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1874c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letter-spacing="normal" fo:language="uk" fo:country="UA" fo:font-style="normal" style:text-underline-style="none" fo:font-weight="normal" officeooo:rsid="000bf458" style:text-blinking="false" fo:background-color="transparent" loext:char-shading-value="0" style:font-name-complex="Times New Roman2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64b7c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2c1df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22bc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2c1df" style:text-blinking="false" fo:background-color="transparent" loext:char-shading-value="0" style:font-style-asian="normal" style:font-weight-asian="normal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22bc" style:text-blinking="false" fo:background-color="transparent" loext:char-shading-value="0" style:font-style-asian="normal" style:font-weight-asian="normal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b29f" style:text-blinking="false" fo:background-color="transparent" loext:char-shading-value="0" style:font-style-asian="normal" style:font-weight-asian="normal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2c1df" style:text-blinking="false" fo:background-color="transparent" loext:char-shading-value="0" style:font-style-asian="normal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5030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4a583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22bc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fo:language="uk" fo:country="UA" fo:font-style="normal" style:text-underline-style="none" fo:font-weight="normal" officeooo:rsid="0004a583" style:text-blinking="false" fo:background-color="transparent" loext:char-shading-value="0" style:font-weight-asian="normal" style:font-name-complex="Times New Roman2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fo:language="uk" fo:country="UA" fo:font-style="normal" style:text-underline-style="none" fo:font-weight="normal" officeooo:rsid="001722bc" style:text-blinking="false" fo:background-color="transparent" loext:char-shading-value="0" style:font-weight-asian="normal" style:font-name-complex="Times New Roman2" style:font-weight-complex="normal"/>
    </style:style>
    <style:style style:name="T23" style:family="text">
      <style:text-properties fo:font-variant="normal" fo:text-transform="none" fo:color="#000000" fo:letter-spacing="normal" fo:font-style="normal" fo:font-weight="normal" officeooo:rsid="000bf458"/>
    </style:style>
    <style:style style:name="T24" style:family="text">
      <style:text-properties fo:font-variant="normal" fo:text-transform="none" fo:color="#000000" fo:letter-spacing="normal" fo:font-style="normal" fo:font-weight="normal" officeooo:rsid="0007e4d6"/>
    </style:style>
    <style:style style:name="T25" style:family="text">
      <style:text-properties fo:font-variant="normal" fo:text-transform="none" fo:color="#000000" fo:letter-spacing="normal" fo:font-style="normal" fo:font-weight="normal" officeooo:rsid="000e4576"/>
    </style:style>
    <style:style style:name="T26" style:family="text">
      <style:text-properties fo:font-variant="normal" fo:text-transform="none" fo:color="#000000" fo:letter-spacing="normal" fo:font-style="normal" fo:font-weight="normal" officeooo:rsid="0008c89d"/>
    </style:style>
    <style:style style:name="T27" style:family="text">
      <style:text-properties fo:font-variant="normal" fo:text-transform="none" fo:color="#000000" fo:letter-spacing="normal" fo:language="uk" fo:country="UA" fo:font-style="normal" fo:font-weight="normal" officeooo:rsid="000bf458" style:font-name-complex="Times New Roman2"/>
    </style:style>
    <style:style style:name="T28" style:family="text">
      <style:text-properties officeooo:rsid="0004a583"/>
    </style:style>
    <style:style style:name="T29" style:family="text">
      <style:text-properties style:font-name="Times New Roman1" fo:font-size="12pt" fo:language="uk" fo:country="UA" style:font-size-asian="12pt" style:font-name-complex="Times New Roman2" style:font-size-complex="12pt"/>
    </style:style>
    <style:style style:name="T30" style:family="text">
      <style:text-properties style:font-name="Times New Roman1" fo:font-size="12pt" fo:language="uk" fo:country="UA" officeooo:rsid="000bea05" style:font-size-asian="12pt" style:font-name-complex="Times New Roman2" style:font-size-complex="12pt"/>
    </style:style>
    <style:style style:name="T31" style:family="text">
      <style:text-properties fo:language="uk" fo:country="UA"/>
    </style:style>
    <style:style style:name="T32" style:family="text">
      <style:text-properties fo:language="uk" fo:country="UA" style:font-weight-asian="bold" style:font-name-complex="Times New Roman2"/>
    </style:style>
    <style:style style:name="T33" style:family="text">
      <style:text-properties fo:language="uk" fo:country="UA" style:font-weight-asian="normal" style:font-name-complex="Times New Roman2" style:font-weight-complex="normal"/>
    </style:style>
    <style:style style:name="T34" style:family="text">
      <style:text-properties fo:language="uk" fo:country="UA" officeooo:rsid="001b2cc3" style:font-weight-asian="normal" style:font-name-complex="Times New Roman2" style:font-weight-complex="normal"/>
    </style:style>
    <style:style style:name="T35" style:family="text">
      <style:text-properties fo:language="uk" fo:country="UA" officeooo:rsid="001a7479" style:font-weight-asian="normal" style:font-name-complex="Times New Roman2" style:font-weight-complex="normal"/>
    </style:style>
    <style:style style:name="T36" style:family="text">
      <style:text-properties fo:language="uk" fo:country="UA" officeooo:rsid="001bed47" style:font-weight-asian="normal" style:font-name-complex="Times New Roman2" style:font-weight-complex="normal"/>
    </style:style>
    <style:style style:name="T37" style:family="text">
      <style:text-properties fo:language="uk" fo:country="UA" officeooo:rsid="001a7479"/>
    </style:style>
    <style:style style:name="T38" style:family="text">
      <style:text-properties officeooo:rsid="000a0725"/>
    </style:style>
    <style:style style:name="T39" style:family="text">
      <style:text-properties fo:color="#000000" style:font-name="Times New Roman1" fo:font-size="12pt" fo:language="uk" fo:country="UA" fo:font-weight="normal" style:font-size-asian="12pt" style:font-weight-asian="normal" style:font-name-complex="Times New Roman2" style:font-size-complex="12pt" style:font-weight-complex="normal"/>
    </style:style>
    <style:style style:name="T40" style:family="text">
      <style:text-properties fo:color="#000000" style:font-name="Times New Roman1" fo:font-size="12pt" fo:language="uk" fo:country="UA" fo:font-weight="normal" officeooo:rsid="000bea05" style:font-size-asian="12pt" style:font-weight-asian="normal" style:font-name-complex="Times New Roman2" style:font-size-complex="12pt" style:font-weight-complex="normal"/>
    </style:style>
    <style:style style:name="T41" style:family="text">
      <style:text-properties fo:color="#000000" style:font-name="Times New Roman1" fo:font-size="12pt" fo:language="uk" fo:country="UA" fo:font-weight="normal" officeooo:rsid="001bed47" style:font-size-asian="12pt" style:font-weight-asian="normal" style:font-name-complex="Times New Roman2" style:font-size-complex="12pt" style:font-weight-complex="normal"/>
    </style:style>
    <style:style style:name="T42" style:family="text">
      <style:text-properties officeooo:rsid="000bea05"/>
    </style:style>
    <style:style style:name="T43" style:family="text">
      <style:text-properties officeooo:rsid="000d6e2c"/>
    </style:style>
    <style:style style:name="T44" style:family="text">
      <style:text-properties fo:letter-spacing="normal" officeooo:rsid="000bf458"/>
    </style:style>
    <style:style style:name="T45" style:family="text">
      <style:text-properties fo:letter-spacing="normal" fo:language="uk" fo:country="UA" officeooo:rsid="000bf458" style:font-name-complex="Times New Roman2"/>
    </style:style>
    <style:style style:name="T46" style:family="text">
      <style:text-properties officeooo:rsid="001626d5"/>
    </style:style>
    <style:style style:name="T47" style:family="text">
      <style:text-properties style:font-weight-asian="bold"/>
    </style:style>
    <style:style style:name="T48" style:family="text">
      <style:text-properties style:font-weight-asian="normal" style:font-weight-complex="normal"/>
    </style:style>
    <style:style style:name="T49" style:family="text">
      <style:text-properties officeooo:rsid="001a7479" style:font-weight-asian="normal" style:font-weight-complex="normal"/>
    </style:style>
    <style:style style:name="T50" style:family="text">
      <style:text-properties officeooo:rsid="001b2cc3" style:font-weight-asian="normal" style:font-weight-complex="normal"/>
    </style:style>
    <style:style style:name="T51" style:family="text">
      <style:text-properties officeooo:rsid="001bed47" style:font-weight-asian="normal" style:font-weight-complex="normal"/>
    </style:style>
    <style:style style:name="T52" style:family="text">
      <style:text-properties officeooo:rsid="001874ce"/>
    </style:style>
    <style:style style:name="T53" style:family="text">
      <style:text-properties officeooo:rsid="001a7479"/>
    </style:style>
    <style:style style:name="T54" style:family="text">
      <style:text-properties fo:font-size="13pt" fo:letter-spacing="normal" officeooo:rsid="000bf458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Відгук</text:p>
      <text:p text:style-name="P12">на кваліфікаційну роботу бакалавра на тему:</text:p>
      <text:p text:style-name="P14">«<text:span text:style-name="T47">Розробка автоматизованої системи синтезу організаційно-технічної</text:span></text:p>
      <text:p text:style-name="P14"><text:span text:style-name="T32">системи управління підприємством на базі документообігу</text:span>»</text:p>
      <text:p text:style-name="P12">студентки 4-го курсу факультету комп’ютерних наук та кібернетики</text:p>
      <text:p text:style-name="P12">Київського національного університету імені Тараса Шевченка</text:p>
      <text:p text:style-name="P19">Волочай Дар’<text:span text:style-name="T46">ї</text:span> Олексіївн<text:span text:style-name="T46">и</text:span></text:p>
      <text:p text:style-name="P13"/>
      <text:p text:style-name="P15"><text:span text:style-name="T11">Кваліфікаційна </text:span><text:span text:style-name="T10">робот</text:span><text:span text:style-name="T12">а</text:span><text:span text:style-name="T10"> Д.О. Волочай </text:span><text:span text:style-name="T12">виконана в рамках актуальної проблематики створення електронного простору України, </text:span><text:span text:style-name="T11">зокрема електронного урядування,</text:span><text:span text:style-name="T12"> складовою частиною якої є впровадження </text:span><text:span text:style-name="T13">систем </text:span><text:span text:style-name="T12">електронного документообігу. </text:span><text:bookmark text:name="_heading=h.t4mwyvqk4qw4"/><text:span text:style-name="T14">Однак </text:span><text:span text:style-name="T15">розробка і </text:span><text:span text:style-name="T14">впровадження таких систем не є простою задачею, </text:span><text:span text:style-name="T16">оскільки</text:span><text:span text:style-name="T14"> </text:span><text:span text:style-name="T16">вона </text:span><text:span text:style-name="T14">являє собою багатоаспектну проблему:</text:span><text:span text:style-name="T15"> </text:span><text:span text:style-name="T14">без </text:span><text:span text:style-name="T15">її</text:span><text:span text:style-name="T14"> вирішення ефект від впровадження інформаційних технологій різко падає. Основна складність — у відсутності теоретично-обґрунтованих методів розробки як </text:span><text:span text:style-name="T17">організаційно-технічних систем управління підприємствами так відповідних їм <text:s/>інформаційних систем. </text:span><text:span text:style-name="T28">Першим етапом створення такого роду систем я</text:span><text:span text:style-name="T18">вляється</text:span><text:span text:style-name="T28"> розробка автоматизованих систем <text:s/></text:span><text:span text:style-name="T19">синтезу </text:span><text:span text:style-name="T20">(оптимальної) </text:span><text:span text:style-name="T19">організаційно-технічної </text:span><text:span text:style-name="T21">системи управління підприємств</text:span><text:span text:style-name="T22">а</text:span><text:span text:style-name="T21">м</text:span><text:span text:style-name="T22">и</text:span><text:span text:style-name="T21"> на базі документообігу, </text:span><text:span text:style-name="T22">якій і присвячена дана робота</text:span><text:span text:style-name="T19">. </text:span></text:p>
      <text:p text:style-name="P16"><text:span text:style-name="T6">Під час виконання кваліфікаційної роботи Д.О. Волочай проявила високий рівень кваліфікації у дослідженні предметної області, формалізації задачі, проведенні математичних розрахунків, проектуванні програми та виборі необхідних інструментів програмування.</text:span><text:span text:style-name="T23"> Поставлену в роботі задачу розв’яза</text:span><text:span text:style-name="T24">но</text:span><text:span text:style-name="T23"> повністю, цілком самостійно та оригінально.</text:span></text:p>
      <text:p text:style-name="P17"><text:span text:style-name="T23">Зміст роботи відповідає її плану, а продемонстровані </text:span><text:span text:style-name="T24">в кваліфікаційній </text:span><text:span text:style-name="T23">робот</text:span><text:span text:style-name="T24">і</text:span><text:span text:style-name="T23"> компетентності її автора – спеціальності 121 «</text:span><text:span text:style-name="T27">Інженерія програмного забезпечення</text:span><text:span text:style-name="T23">».</text:span></text:p>
      <text:p text:style-name="P17"><text:span text:style-name="T23"><text:s/>Роботу оформлено згідно з вимогами, що висуваються до </text:span><text:span text:style-name="T24">кваліфікаційних</text:span><text:span text:style-name="T23"> робіт, ілюстровано наочними </text:span><text:span text:style-name="T25">рисунка</text:span><text:span text:style-name="T23">м</text:span><text:span text:style-name="T25">и</text:span><text:span text:style-name="T23">, </text:span><text:span text:style-name="T24">таблицями, графіками, </text:span><text:span text:style-name="T23">формул</text:span><text:span text:style-name="T24">ам</text:span><text:span text:style-name="T23">и </text:span><text:span text:style-name="T26">та розрахунками</text:span><text:span text:style-name="T23">, потрібн</text:span><text:span text:style-name="T24">ими</text:span><text:span text:style-name="T23"> для </text:span><text:span text:style-name="T24">пояснення результатів дослідження</text:span><text:span text:style-name="T23">. </text:span></text:p>
      <text:p text:style-name="P16"><text:span text:style-name="T6">Вважаю, що кваліфікаційна робота Д.О. Волочай відповідає вимогам, що висуваються до бакалаврських робіт, і заслуговує на оцінку «відмінно», а її автор Волочай Дар’</text:span><text:span text:style-name="T8">я</text:span><text:span text:style-name="T6"> Олексіївн</text:span><text:span text:style-name="T8">а</text:span><text:span text:style-name="T7"> </text:span><text:span text:style-name="T6">- присвоєння кваліфікації бакалавра зі спеціальності 121 «</text:span><text:span text:style-name="T9">Інженерія програмного забезпечення</text:span><text:span text:style-name="T6">».</text:span></text:p>
      <text:p text:style-name="P22"/>
      <text:p text:style-name="P18"> </text:p>
      <text:p text:style-name="P13">Доцент кафедри інтелектуальних програмних систем</text:p>
      <text:p text:style-name="P13">факультету комп’ютерних наук та кібернетики, </text:p>
      <text:p text:style-name="P21">кандидат фізико-математичних наук <text:tab/><text:tab/>__________________Петрушенко А.М.</text:p>
      <text:p text:style-name="P1"/>
      <text:p text:style-name="P2"/>
      <text:p text:style-name="P10">Рецензія</text:p>
      <text:p text:style-name="P3">на кваліфікаційну роботу бакалавра на тему:</text:p>
      <text:p text:style-name="P7">«<text:span text:style-name="T47">Розробка автоматизованої системи синтезу організаційно-технічної</text:span></text:p>
      <text:p text:style-name="P7"><text:span text:style-name="T32">системи управління підприємством на базі документообігу</text:span>»</text:p>
      <text:p text:style-name="P3">студентки 4-го курсу факультету комп’ютерних наук та кібернетики</text:p>
      <text:p text:style-name="P3">Київського національного університету імені Тараса Шевченка</text:p>
      <text:p text:style-name="P9">Волочай Дар’<text:span text:style-name="T46">ї</text:span> Олексіївн<text:span text:style-name="T46">и</text:span></text:p>
      <text:p text:style-name="P8"> </text:p>
      <text:p text:style-name="P5"><text:span text:style-name="T53">К</text:span>валіфікаційна робота бакалавра<text:span text:style-name="T31">, що подан</text:span><text:span text:style-name="T37">а</text:span><text:span text:style-name="T31"> на рецензування,</text:span> <text:span text:style-name="T53">виконана в рамках важливої та актуальної проблематики створення електронного простору України, зокрема електронного урядування</text:span>. <text:span text:style-name="T53">Якісне вирішення цієї проблематики можливе лише за умови створення теоретично обґрунтованих автоматизованих </text:span><text:span text:style-name="T49">систем синтез</text:span><text:span text:style-name="T50">у</text:span><text:span text:style-name="T49"> організаційно-технічн</text:span><text:span text:style-name="T51">их</text:span><text:span text:style-name="T49"> </text:span><text:span text:style-name="T33">систем управління підприємств</text:span><text:span text:style-name="T34">а</text:span><text:span text:style-name="T33">м</text:span><text:span text:style-name="T34">и</text:span><text:span text:style-name="T33"> на базі документообігу. </text:span><text:span text:style-name="T34">У даній роботі реалізується один із можливих підходів до вирі</text:span><text:span text:style-name="T35">шення цієї проблематики, </text:span><text:span text:style-name="T36">який полягає у вирішенні певної послідовності задач.</text:span></text:p>
      <text:p text:style-name="P11"><text:span text:style-name="T29">У даній кваліфікаційній роботі було вирішено наступні задачі: </text:span><text:span text:style-name="T30">з</text:span><text:span text:style-name="T39">дійснено </text:span><text:span text:style-name="T41">а</text:span><text:span text:style-name="T39">наліз структурної організації актуального </text:span><text:span text:style-name="T1">підприємства, зокрема</text:span><text:span text:style-name="T39"> топології існуючої в ньому локальної комп’ютерної мережі (ЛКМ); </text:span><text:span text:style-name="T40">в</text:span><text:span text:style-name="T39">изначено </text:span><text:span text:style-name="Strong_20_Emphasis"><text:span text:style-name="T39">документи, що циркулюють в ЛКМ </text:span></text:span><text:span text:style-name="Strong_20_Emphasis"><text:span text:style-name="T1">підприємства</text:span></text:span><text:span text:style-name="T39">, та їх розташування на комп’ютерах мережі; </text:span><text:span text:style-name="T40">в</text:span><text:span text:style-name="T39">изначені (статистично) інтенсивності надходжень документів на робочі станції, а також час їх обробки; </text:span><text:span text:style-name="T40">з</text:span><text:span text:style-name="T39">дійснено семантичний аналіз документообігу в мережі; </text:span><text:span text:style-name="T40">н</text:span><text:span text:style-name="T39">а його базі побуд</text:span><text:span text:style-name="T40">о</text:span><text:span text:style-name="T39">ва</text:span><text:span text:style-name="T40">но</text:span><text:span text:style-name="T39"> модель інформаційних потоків в ЛКМ, представлену у вигляді орієнтованого графа; </text:span><text:span text:style-name="T40">д</text:span><text:span text:style-name="T39">о </text:span><text:span text:style-name="T41">знайде</text:span><text:span text:style-name="T39">ного графа інформаційних потоків </text:span><text:span text:style-name="Strong_20_Emphasis"><text:span text:style-name="T39"><text:s/></text:span></text:span><text:span text:style-name="T39">застосовується ”модифікований” алгоритм Демукрона топологічного сортування вершин графа; </text:span><text:span text:style-name="T40">н</text:span><text:span text:style-name="T39">а підставі топології існуючої в організації </text:span><text:span text:style-name="T40">ЛКМ</text:span><text:span text:style-name="T39">, робочих станцій та документів, що оброблюються на них, а також “модифікованої” матриці суміжності графа інформаційних потоків побудовано схему руху інформації в ЛКМ; отриману схему </text:span><text:span text:style-name="T40">п</text:span><text:span text:style-name="T39">роінтерпретовано у вигляді сукупності систем масового обслуговування; </text:span><text:span text:style-name="T40">н</text:span><text:span text:style-name="T39">а базі статистично виявленої інтенсивності надходжень документів на робочі станції, а також часу затримки інформації в робочих станціях, шині і концентраторі, розраховано основні статистичні параметри </text:span><text:span text:style-name="T40">мережі</text:span><text:span text:style-name="T39">: середню довжину черги, середнє число заявок у системі, середній час чекання заявки в черги, середній час перебування заявки в системі, а також побудовано відповідні графіки залежностей цих величин у залежності від інтенсивності; </text:span><text:span text:style-name="T40">п</text:span><text:span text:style-name="T39">роаналізовано отримані результати; </text:span><text:span text:style-name="T40">р</text:span><text:span text:style-name="T2">озроблено програмний комплекс-</text:span><text:span text:style-name="T3">прототип</text:span><text:span text:style-name="T2">, </text:span><text:span text:style-name="T3">що підтримує процес рішення перерахованих вище задач</text:span><text:span text:style-name="T2">.</text:span><text:span text:style-name="T4"> </text:span></text:p>
      <text:p text:style-name="P24"><text:span text:style-name="T42">К</text:span>валіфікаційна робота бакалавра Д.О. Волочай виконана на високому <text:span text:style-name="T43">науково-практичному </text:span>рівні. Д.О. Волочай <text:span text:style-name="T42">у своїй роботі </text:span>продемонструва<text:span text:style-name="T42">ла</text:span><text:span text:style-name="T44"> високий рівень кваліфікації у дослідженні предметної області, формалізації задачі, проведенні математичних розрахунків, проектуванні програми та виборі необхідних інструментів програмування. </text:span>Зміст роботи добре структурований та ілюстрований, тема <text:span text:style-name="T42">бакалав</text:span>рського дослідження відповідає поставленим <text:span text:style-name="T43">і вирішеним </text:span>завданням. </text:p>
      <text:p text:style-name="P4">В цілому вважаю, що робота «<text:span text:style-name="T48">Розробка автоматизованої системи синтезу організаційно-технічної </text:span><text:span text:style-name="T33">системи управління підприємством на базі документообігу</text:span>» задовольняє усім вимогам до випускної кваліфікаційної роботи бакалавра та заслуговує оцінки «відмінно», а її автор Волочай Дар’<text:span text:style-name="T52">я</text:span> Олексіївн<text:span text:style-name="T43">а</text:span> - присвоєння кваліфікаційного рівня «бакалавр» <text:span text:style-name="T44">зі спеціальності 121 «</text:span><text:span text:style-name="T45">Інженерія програмного забезпечення</text:span><text:span text:style-name="T44">»</text:span>.</text:p>
      <text:p text:style-name="P6"/>
      <text:p text:style-name="P23"><text:span text:style-name="T5">Рецензент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7:18:47.783134500</meta:creation-date>
    <dc:date>2020-06-18T06:24:38.463942071</dc:date>
    <meta:editing-duration>PT22M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635" meta:character-count="5550" meta:non-whitespace-character-count="4926"/>
  </office:meta>
</office:document-meta>
</file>